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8">
      <style:paragraph-properties fo:margin-top="0in" fo:margin-bottom="0in"/>
    </style:style>
    <style:style style:name="P26" style:family="paragraph" style:parent-style-name="Text_20_body" style:list-style-name="L9">
      <style:paragraph-properties fo:margin-top="0in" fo:margin-bottom="0in"/>
    </style:style>
  </office:automatic-styles>
  <office:body>
    <office:text>
      <text:p text:style-name="Title">Constructors and <text:span text:style-name="NormalTok">ToString</text:span></text:p>
      <text:p text:style-name="Author"><text:a xlink:type="simple" xlink:href="https://csci-1301.github.io/about#authors" office:name=""><text:span text:style-name="Definition">https://csci-1301.github.io/about#authors</text:span></text:a></text:p>
      <text:p text:style-name="Date">January 17, 2023 (03: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se writing and using different constructors,</text:p>
        </text:list-item>
        <text:list-item>
          <text:p text:style-name="P1">To understand the role played by <text:span text:style-name="NormalTok">ToString</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NormalTok">ToString</text:span> to An Existing Class<text:bookmark-end text:name="adding-constructors-and-tostring-to-an-existing-class"/></text:h>
      <text:p text:style-name="First_20_paragraph">As a warm-up, you will practice writing constructors and <text:span text:style-name="NormalTok">ToString</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2">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s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2">Compile and run your program and make sure your Rectangles still behave as expected.</text:p>
        </text:list-item>
      </text:list>
      <text:h text:style-name="Heading_20_2" text:outline-level="2"><text:bookmark-start text:name="a-tostring-method"/>A <text:span text:style-name="NormalTok">ToString</text:span>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NormalTok">ToString</text:span> method to <text:span text:style-name="NormalTok">Rectangle</text:span> to make it easier to display this information repeateadly.</text:p>
      <text:list text:style-name="L3">
        <text:list-item>
          <text:p text:style-name="P8">In “Rectangle.cs”, add the following method to the <text:span text:style-name="NormalTok">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text:p>
        </text:list-item>
        <text:list-item>
          <text:p text:style-name="P8">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ext:span text:style-name="NormalTok">ToString</text:span> method.</text:p>
      <text:h text:style-name="Heading_20_2" text:outline-level="2"><text:bookmark-start text:name="initial-set-up"/>Initial Set-Up<text:bookmark-end text:name="initial-set-up"/></text:h>
      <text:p text:style-name="First_20_paragraph">Create a <text:span text:style-name="NormalTok">Room</text:span> class, with three attributes:</text:p>
      <text:list text:style-name="L4">
        <text:list-item>
          <text:p text:style-name="P16">one to hold the name of the room,</text:p>
        </text:list-item>
        <text:list-item>
          <text:p text:style-name="P16">one for the length of the room, and</text:p>
        </text:list-item>
        <text:list-item>
          <text:p text:style-name="P16">one for the width of the room.</text:p>
        </text:list-item>
      </text:list>
      <text:p text:style-name="First_20_paragraph">Name the attributes the way you want, and pick appropriate datatypes, knowing that we want to be able to store the length and the width of rooms (expressed in meters) using floating point numbers.</text:p>
      <text:p text:style-name="Text_20_body">Create 6 methods:</text:p>
      <text:list text:style-name="L5">
        <text:list-item>
          <text:p text:style-name="P17">A method to set the value of each attribute (“setters”)</text:p>
        </text:list-item>
        <text:list-item>
          <text:p text:style-name="P17">A method to get the value of each attribute (“getters”)</text:p>
        </text:list-item>
      </text:list>
      <text:p text:style-name="First_20_paragraph">To test your <text:span text:style-name="NormalTok">Room</text:span> class, edit your <text:span text:style-name="NormalTok">Main</text:span> method to create a <text:span text:style-name="NormalTok">Room</text:span> object and ask the user for its name, length and width, and then display on the screen the name of the <text:span text:style-name="NormalTok">Room</text:span> object that was created.</text:p>
      <text:h text:style-name="Heading_20_2" text:outline-level="2"><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2" text:outline-level="2"><text:bookmark-start text:name="a-tostring-method-1"/>A <text:span text:style-name="NormalTok">ToString</text:span> Method<text:bookmark-end text:name="a-tostring-method-1"/></text:h>
      <text:p text:style-name="First_20_paragraph">This final part will guide you in writing your own <text:span text:style-name="NormalTok">ToString</text:span> method.</text:p>
      <text:list text:style-name="L7">
        <text:list-item>
          <text:p text:style-name="P19">To understand the need for such a method, start by trying to display an object “directly.” In your <text:span text:style-name="NormalTok">Main</text:span> method, create a <text:span text:style-name="NormalTok">Room</text:span> object called <text:span text:style-name="NormalTok">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NormalTok">Room</text:span> class:</text:p>
          <text:p text:style-name="P21">public override string ToString(){</text:p>
          <text:p text:style-name="P22"><text:s text:c="6"/>return "The name of the room is...";</text:p>
          <text:p text:style-name="P23">}</text:p>
        </text:list-item>
        <text:list-item>
          <text:p text:style-name="P19">Test this method by adding</text:p>
          <text:p text:style-name="P24">Console.WriteLine(myKitchen.ToString());</text:p>
          <text:p text:style-name="P19">to your <text:span text:style-name="NormalTok">Main</text:span> method.</text:p>
        </text:list-item>
        <text:list-item>
          <text:p text:style-name="P19">Remove <text:span text:style-name="OperatorTok">.</text:span><text:span text:style-name="FunctionTok">ToString</text:span><text:span text:style-name="OperatorTok">()</text:span> from the previous statement and run your program again. Did something change?</text:p>
        </text:list-item>
        <text:list-item>
          <text:p text:style-name="P19">“Expand” this method by having it return a more meaningful string: the string returned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optional) part is here to help you understand that the data stored in attributes is not necessarily the data displayed by the <text:span text:style-name="NormalTok">ToString</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5">1 meter = 3.28084 feet,</text:p>
        </text:list-item>
        <text:list-item>
          <text:p text:style-name="P25">1 foot = 0.3048 meter,</text:p>
        </text:list-item>
      </text:list>
      <text:p text:style-name="First_20_paragraph">add four methods to your class:</text:p>
      <text:list text:style-name="L9">
        <text:list-item>
          <text:p text:style-name="P26">A method that returns the width of the room in feet,</text:p>
        </text:list-item>
        <text:list-item>
          <text:p text:style-name="P26">A method that returns the length of the room in feet,</text:p>
        </text:list-item>
        <text:list-item>
          <text:p text:style-name="P26">A method that returns the area of the room in square feet,</text:p>
        </text:list-item>
      </text:list>
      <text:p text:style-name="First_20_paragraph">Then, edit your <text:span text:style-name="NormalTok">ToString</text:span> method to display the dimensions of the rooms both in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4Z</meta:creation-date>
    <dc:date>2023-01-17T20:24:44Z</dc:date>
    <meta:user-defined meta:name="date" meta:value-type="string">January  17, 2023 (03: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